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face style:name="Calibri1" svg:font-family="Calibri" style:font-family-generic="system"/>
    <style:font-face style:name="LiberationSans" svg:font-family="LiberationSans" style:font-family-generic="system"/>
    <style:font-face style:name="LiberationSans-Bold" svg:font-family="LiberationSans-Bold" style:font-family-generic="system"/>
    <style:font-face style:name="Times New Roman" svg:font-family="'Times New Roman'"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c9f5b"/>
    </style:style>
    <style:style style:name="P2" style:family="paragraph" style:parent-style-name="Standard">
      <style:text-properties officeooo:rsid="001f4e9e" officeooo:paragraph-rsid="001f4e9e"/>
    </style:style>
    <style:style style:name="P3"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style:font-name="Calibri" fo:font-size="11pt" fo:language="es" fo:country="ES" fo:font-weight="normal" style:font-size-asian="11pt" style:language-asian="en" style:country-asian="US" style:font-weight-asian="normal" style:font-name-complex="Times New Roman" style:font-size-complex="11pt" style:language-complex="ar" style:country-complex="SA" style:font-weight-complex="normal"/>
    </style:style>
    <style:style style:name="P4"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style:font-name="Courier New" fo:font-size="12pt" fo:font-weight="normal" officeooo:rsid="001a400a" officeooo:paragraph-rsid="001a400a" style:font-size-asian="12pt" style:font-weight-asian="normal" style:font-size-complex="12pt" style:font-weight-complex="normal"/>
    </style:style>
    <style:style style:name="P5"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style:font-name="Courier New" fo:font-size="12pt" style:text-underline-style="none" fo:font-weight="normal" officeooo:rsid="001a400a" officeooo:paragraph-rsid="001a400a" style:font-size-asian="12pt" style:font-weight-asian="normal" style:font-size-complex="12pt" style:font-weight-complex="normal"/>
    </style:style>
    <style:style style:name="P6"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fo:font-weight="normal" style:font-weight-asian="normal" style:font-weight-complex="normal"/>
    </style:style>
    <style:style style:name="P7"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fo:font-weight="bold" officeooo:rsid="001c37ca" officeooo:paragraph-rsid="001c37ca" style:font-weight-asian="bold" style:font-weight-complex="bold"/>
    </style:style>
    <style:style style:name="P8"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style:use-window-font-color="true" style:text-underline-style="dotted" style:text-underline-width="bold" style:text-underline-color="#ff8080" fo:font-weight="bold" officeooo:rsid="001c37ca" officeooo:paragraph-rsid="001c37ca" style:text-underline-mode="skip-white-space" style:text-overline-mode="skip-white-space" style:text-line-through-mode="skip-white-space" style:font-weight-asian="bold" style:font-weight-complex="bold" style:text-overline-style="none" style:text-overline-color="#23ff23"/>
    </style:style>
    <style:style style:name="P9"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fo:text-transform="capitalize" style:use-window-font-color="true" style:text-outline="false" style:text-underline-style="dotted" style:text-underline-width="bold" style:text-underline-color="#ff8080" fo:font-weight="bold" officeooo:rsid="001c37ca" officeooo:paragraph-rsid="001c37ca" style:text-underline-mode="skip-white-space" style:text-overline-mode="skip-white-space" style:text-line-through-mode="skip-white-space" style:font-weight-asian="bold" style:font-weight-complex="bold" style:text-overline-style="none" style:text-overline-color="#23ff23"/>
    </style:style>
    <style:style style:name="P10"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style:font-name="Courier New" fo:font-size="12pt" fo:language="es" fo:country="ES" fo:font-weight="normal" officeooo:rsid="001a400a" officeooo:paragraph-rsid="001a400a" style:font-size-asian="12pt" style:language-asian="en" style:country-asian="US" style:font-weight-asian="normal" style:font-name-complex="Times New Roman" style:font-size-complex="12pt" style:language-complex="ar" style:country-complex="SA" style:font-weight-complex="normal"/>
    </style:style>
    <style:style style:name="P11" style:family="paragraph" style:parent-style-name="Standard">
      <style:paragraph-properties fo:margin-left="0cm" fo:margin-right="0cm" fo:margin-top="0cm" fo:margin-bottom="0.282cm" style:contextual-spacing="false" fo:line-height="150%" fo:text-align="justify" style:justify-single-word="false" fo:orphans="2" fo:widows="2" fo:text-indent="0cm" style:auto-text-indent="false" style:vertical-align="auto"/>
      <style:text-properties fo:color="#000000" style:font-name="Calibri" fo:font-size="11pt" fo:language="es" fo:country="ES" style:text-underline-style="none" style:font-size-asian="11pt" style:language-asian="es" style:country-asian="ES" style:font-name-complex="Times New Roman" style:font-size-complex="11pt" style:language-complex="ar" style:country-complex="SA"/>
    </style:style>
    <style:style style:name="P12" style:family="paragraph" style:parent-style-name="Standard">
      <style:text-properties fo:letter-spacing="-0.071cm" officeooo:rsid="001f4e9e" officeooo:paragraph-rsid="001f4e9e" style:letter-kerning="false"/>
    </style:style>
    <style:style style:name="P13" style:family="paragraph" style:parent-style-name="Standard">
      <style:text-properties officeooo:rsid="001f4e9e" officeooo:paragraph-rsid="001f4e9e"/>
    </style:style>
    <style:style style:name="T1" style:family="text">
      <style:text-properties style:font-name="Calibri" fo:font-size="11pt" fo:language="es" fo:country="ES" style:font-name-asian="Calibri1" style:font-size-asian="11pt" style:language-asian="en" style:country-asian="US" style:font-name-complex="LiberationSans-Bold" style:font-size-complex="11pt" style:language-complex="ar" style:country-complex="SA"/>
    </style:style>
    <style:style style:name="T2" style:family="text">
      <style:text-properties style:font-name="Calibri" fo:font-size="11pt" fo:language="es" fo:country="ES" style:font-name-asian="Calibri1" style:font-size-asian="11pt" style:language-asian="en" style:country-asian="US" style:font-name-complex="LiberationSans" style:font-size-complex="11pt" style:language-complex="ar" style:country-complex="SA"/>
    </style:style>
    <style:style style:name="T3" style:family="text">
      <style:text-properties fo:language="es" fo:country="ES" style:language-asian="en" style:country-asian="US" style:font-name-complex="Times New Roman" style:language-complex="ar" style:country-complex="SA"/>
    </style:style>
    <style:style style:name="T4" style:family="text">
      <style:text-properties fo:language="es" fo:country="ES" officeooo:rsid="001e5a89" style:language-asian="en" style:country-asian="US" style:font-name-complex="Times New Roman" style:language-complex="ar" style:country-complex="SA"/>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ff0000" style:text-underline-style="wave" style:text-underline-width="bold" style:text-underline-color="#0000ff"/>
    </style:style>
    <style:style style:name="T8" style:family="text">
      <style:text-properties fo:color="#ff0000" style:text-underline-style="none" style:text-overline-style="solid" style:text-overline-type="double" style:text-overline-width="auto" style:text-overline-color="#23ff23"/>
    </style:style>
    <style:style style:name="T9" style:family="text">
      <style:text-properties fo:text-shadow="1pt 1pt" style:text-underline-style="none"/>
    </style:style>
    <style:style style:name="T10" style:family="text">
      <style:text-properties style:text-outline="true" fo:text-shadow="none" style:text-underline-style="none"/>
    </style:style>
    <style:style style:name="T11" style:family="text">
      <style:text-properties fo:text-shadow="none" style:text-underline-style="none"/>
    </style:style>
    <style:style style:name="T12" style:family="text">
      <style:text-properties fo:text-shadow="none" style:text-underline-style="none" officeooo:rsid="001c9f5b"/>
    </style:style>
    <style:style style:name="T13" style:family="text">
      <style:text-properties fo:font-variant="small-caps" fo:text-shadow="none" style:text-underline-style="none"/>
    </style:style>
    <style:style style:name="T14" style:family="text">
      <style:text-properties fo:text-transform="uppercase" fo:text-shadow="none" style:text-underline-style="none"/>
    </style:style>
    <style:style style:name="T15" style:family="text">
      <style:text-properties fo:font-variant="normal" fo:text-transform="none" fo:text-shadow="none" style:text-underline-style="none" officeooo:rsid="001c9f5b"/>
    </style:style>
    <style:style style:name="T16" style:family="text">
      <style:text-properties fo:font-variant="normal" fo:text-transform="none" fo:text-shadow="none" style:text-underline-style="none" fo:font-weight="bold" officeooo:rsid="001c9f5b" style:font-weight-asian="bold" style:font-weight-complex="bold"/>
    </style:style>
    <style:style style:name="T17" style:family="text">
      <style:text-properties fo:font-variant="normal" fo:text-transform="none" fo:text-shadow="none" style:text-underline-style="none" fo:font-weight="bold" officeooo:rsid="001c9f5b" style:font-weight-asian="bold" style:font-weight-complex="bold" text:display="none"/>
    </style:style>
    <style:style style:name="T18" style:family="text">
      <style:text-properties fo:font-variant="normal" fo:text-transform="none" fo:text-shadow="none" style:text-underline-style="none" officeooo:rsid="001e5a89"/>
    </style:style>
    <style:style style:name="T19" style:family="text">
      <style:text-properties officeooo:rsid="001e5a89"/>
    </style:style>
    <style:style style:name="T20" style:family="text">
      <style:text-properties style:text-position="sub 58%" fo:text-shadow="none" style:text-underline-style="none"/>
    </style:style>
    <style:style style:name="T21" style:family="text">
      <style:text-properties style:text-position="super 58%" officeooo:rsid="001e5a89"/>
    </style:style>
    <style:style style:name="T22" style:family="text">
      <style:text-properties officeooo:rsid="001e5a89" style:text-rotation-angle="90" style:text-rotation-scale="line-height"/>
    </style:style>
    <style:style style:name="T23" style:family="text">
      <style:text-properties officeooo:rsid="001e5a89" style:text-rotation-angle="270" style:text-rotation-scale="line-height"/>
    </style:style>
    <style:style style:name="T24" style:family="text">
      <style:text-properties officeooo:rsid="001f4e9e" style:text-rotation-angle="90" style:text-rotation-scale="fixed" style:text-scale="28%"/>
    </style:style>
    <style:style style:name="T25" style:family="text">
      <style:text-properties officeooo:rsid="001e5a89" style:text-rotation-angle="90" style:text-rotation-scale="fixed" style:text-scale="150%"/>
    </style:style>
    <style:style style:name="T26" style:family="text">
      <style:text-properties officeooo:rsid="001f4e9e" style:text-rotation-angle="90" style:text-rotation-scale="fixed" style:text-scale="150%"/>
    </style:style>
    <style:style style:name="T27" style:family="text">
      <style:text-properties officeooo:rsid="001f4e9e"/>
    </style:style>
    <style:style style:name="T28" style:family="text">
      <style:text-properties fo:letter-spacing="-0.071cm" style:letter-kerning="false"/>
    </style:style>
    <style:style style:name="T29" style:family="text">
      <style:text-properties fo:letter-spacing="-0.071cm" officeooo:rsid="001f4e9e" style:letter-kerning="false"/>
    </style:style>
    <style:style style:name="T30" style:family="text">
      <style:text-properties fo:letter-spacing="0.176cm" officeooo:rsid="001f4e9e" style:letter-kerning="true"/>
    </style:style>
    <style:style style:name="T31" style:family="text">
      <style:text-properties officeooo:rsid="0020e571"/>
    </style:style>
    <style:style style:name="T32" style:family="text">
      <style:text-properties officeooo:rsid="0020e571" style:shadow="none"/>
    </style:style>
    <style:style style:name="T33" style:family="text">
      <style:text-properties officeooo:rsid="0020e571" fo:background-color="#ffff99" loext:char-shading-value="0" style:font-size-asian="10.5pt"/>
    </style:style>
    <style:style style:name="T34" style:family="text">
      <style:text-properties officeooo:rsid="0020e571" fo:background-color="transparent" loext:char-shading-value="0" style:border-line-width-top="0.018cm 0.004cm 0.018cm" fo:padding="0.049cm" fo:border-left="none" fo:border-right="none" fo:border-top="0.06pt double-thin #00ff00" fo:border-bottom="0.06pt dashed #ff00ff" style:shadow="#808080 0.18cm -0.1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Principio documento"/>Seleccionar una línea, oración , párrafo</text:p>
      <text:p text:style-name="P11">Tienen la función de controlar la ventana de Writer. En el título de la ventana de Writer aparece el nombre del documento actual, en el caso de la imagen anterior "Sin titulo1 ", que es el nombre predeterminado para documentos nuevos que aún no se han guardado con un nombre específico dado por el usuario.</text:p>
      <text:p text:style-name="P5"/>
      <text:p text:style-name="P4"><text:span text:style-name="T3">Seleccionar palabras discontinúas </text:span><text:span text:style-name="T4">(poner en negrita la primera palabra de cada párrafo) </text:span></text:p>
      <text:p text:style-name="P6"><text:span text:style-name="T1">Archivo </text:span><text:span text:style-name="T2">contiene comandos que se aplican a todo el documento, como por ejemplo Abrir, Guardar y Exportar como PDF.</text:span></text:p>
      <text:p text:style-name="P6"><text:span text:style-name="T1">Editar </text:span><text:span text:style-name="T2">contiene comandos para la edición de documentos, como por ejemplo y Buscar y Reemplazar. También contiene comandos para cortar, copiar y pegar partes seleccionadas del documento.</text:span></text:p>
      <text:p text:style-name="P6"><text:span text:style-name="T1">Ver </text:span><text:span text:style-name="T2">contiene comandos para controlar la forma en que se muestra el documento, como Escala y Diseño para Internet.</text:span></text:p>
      <text:p text:style-name="P6"><text:span text:style-name="T1">Insertar </text:span><text:span text:style-name="T2">contiene comandos para insertar elementos dentro del documento, como por ejemplo Encabezamiento, Pie de página e Imágenes.</text:span></text:p>
      <text:p text:style-name="P6"><text:span text:style-name="T1">Formato </text:span><text:span text:style-name="T2">contiene los comandos de Estilo y formato, y Autocorrección, por ejemplo, para dar formato a la apariencia del documento.</text:span></text:p>
      <text:p text:style-name="P6"><text:span text:style-name="T1">Tabla </text:span><text:span text:style-name="T2">muestra todos los comandos para insertar y editar una tabla en un documento de texto.</text:span></text:p>
      <text:p text:style-name="P6"><text:span text:style-name="T1">Herramientas </text:span><text:span text:style-name="T2">contiene entre otras funciones Ortografía y gramática, Personalizar y Opciones.</text:span></text:p>
      <text:p text:style-name="P6"><text:span text:style-name="T1">Ventana </text:span><text:span text:style-name="T2">contiene comandos para la ventana de presentación.</text:span></text:p>
      <text:p text:style-name="P6"><text:span text:style-name="T1">Ayuda </text:span><text:span text:style-name="T2">contiene enlaces para acceder a la Ayuda, .Que es esto?, e información acerca del programa. </text:span></text:p>
      <text:p text:style-name="P3"/>
      <text:p text:style-name="P7">Texto en negrita<text:tab/><text:span text:style-name="T5">Texto subrayado</text:span><text:span text:style-name="T6"><text:tab/></text:span><text:span text:style-name="T7">Texto subrayado<text:tab/></text:span><text:span text:style-name="T8">Texto suprarrayo</text:span></text:p>
      <text:p text:style-name="P8">Texto subrayado palabra individuales<text:tab/><text:span text:style-name="T9">Texto sombra<text:tab/><text:tab/></text:span><text:span text:style-name="T10">Texto contorno</text:span></text:p>
      <text:p text:style-name="P9"><text:span text:style-name="T11">Primera letra mayúscula – Título<text:tab/><text:tab/></text:span><text:span text:style-name="T13">Texto Versalitas<text:tab/></text:span><text:span text:style-name="T14">Texto mayúsculas</text:span></text:p>
      <text:p text:style-name="P1"><text:span text:style-name="T15">texto oculto </text:span><text:span text:style-name="T16">ocultar este texto</text:span><text:span text:style-name="T14"> </text:span><text:span text:style-name="T15">texto oculto</text:span><text:span text:style-name="T14"><text:tab/></text:span></text:p>
      <text:p text:style-name="P1"/>
      <text:p text:style-name="P1"><text:span text:style-name="T15">texto oculto </text:span><text:span text:style-name="T17">ocultar este texto</text:span><text:span text:style-name="T14"> </text:span><text:span text:style-name="T15">texto oculto</text:span><text:span text:style-name="T14"><text:tab/></text:span><text:span text:style-name="T15">(</text:span><text:span text:style-name="T18">quitar</text:span><text:span text:style-name="T15"> texto oculto)</text:span></text:p>
      <text:p text:style-name="P1"/>
      <text:p text:style-name="P1"><text:span text:style-name="T15">* </text:span><text:span text:style-name="T18">Mostrar el texto oculto – Herramientas – Opciones – Libre Office Writer – Ayudas de formato – Mostrar – Texto oculto.</text:span></text:p>
      <text:p text:style-name="Standard"><text:soft-page-break/><text:span text:style-name="T12">E</text:span><text:span text:style-name="T11">ste texto es </text:span><text:span text:style-name="T20">subindice<text:tab/></text:span><text:span text:style-name="T19">Este texto es </text:span><text:span text:style-name="T21">superíndice<text:tab/></text:span><text:span text:style-name="T19">Este texto es </text:span><text:span text:style-name="T22">vertical <text:tab/></text:span><text:tab/><text:span text:style-name="T19">Este texto también es </text:span><text:span text:style-name="T23">vertical </text:span></text:p>
      <text:p text:style-name="Standard"/>
      <text:p text:style-name="Standard"><text:span text:style-name="T19">Este texto es </text:span><text:span text:style-name="T25">vertical ajustado a la líne</text:span><text:span text:style-name="T26">a (150%)</text:span><text:tab/><text:span text:style-name="T27">Este texto es </text:span><text:span text:style-name="T24">vertical ajustado a la línea (28%) </text:span><text:tab/><text:span text:style-name="T27">Este texto es </text:span><text:span text:style-name="T30">espaciado expandido</text:span></text:p>
      <text:p text:style-name="Standard"/>
      <text:p text:style-name="P2">Este texto es <text:span text:style-name="T28">espaciado condensado</text:span></text:p>
      <text:p text:style-name="P2"/>
      <text:p text:style-name="Standard"><text:span text:style-name="T33">Fondo de carácter</text:span><text:tab/><text:span text:style-name="T34">Bordes de carácter</text:span><text:tab/><text:a xlink:type="simple" xlink:href="https://help.libreoffice.org/Writer/Welcome_to_the_Writer_Help/es" office:name="Ayuda de Writer" text:style-name="Visited_20_Internet_20_Link" text:visited-style-name="Internet_20_link"><text:span text:style-name="T32">Hiperenlace</text:span></text:a><text:span text:style-name="T31"> </text:span></text:p>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face style:name="Calibri1" svg:font-family="Calibri" style:font-family-generic="system"/>
    <style:font-face style:name="LiberationSans" svg:font-family="LiberationSans" style:font-family-generic="system"/>
    <style:font-face style:name="LiberationSans-Bold" svg:font-family="LiberationSans-Bold" style:font-family-generic="system"/>
    <style:font-face style:name="Times New Roman" svg:font-family="'Times New Roman'"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2:37:49.747000000</meta:creation-date>
    <dc:date>2016-04-29T14:38:48.785000000</dc:date>
    <meta:editing-duration>PT13M</meta:editing-duration>
    <meta:editing-cycles>2</meta:editing-cycles>
    <meta:generator>LibreOffice/4.2.4.2$Windows_x86 LibreOffice_project/63150712c6d317d27ce2db16eb94c2f3d7b699f8</meta:generator>
    <meta:document-statistic meta:table-count="0" meta:image-count="0" meta:object-count="0" meta:page-count="2" meta:paragraph-count="22" meta:word-count="334" meta:character-count="2176" meta:non-whitespace-character-count="1846"/>
  </office:meta>
</office:document-meta>
</file>